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Tahoma" svg:font-family="Tahoma" style:font-family-generic="system" style:font-pitch="variable"/>
    <style:font-face style:name="ＭＳ 明朝" svg:font-family="'ＭＳ 明朝'"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22.278cm" fo:min-width="17.603cm"/>
    </style:style>
    <style:style style:name="gr2" style:family="graphic" style:parent-style-name="standard">
      <style:graphic-properties draw:stroke="none" svg:stroke-color="#000000" draw:fill="none" draw:fill-color="#ffffff" draw:textarea-horizontal-align="left" draw:auto-grow-height="true" draw:auto-grow-width="true" fo:min-height="22.701cm" fo:min-width="18.104cm"/>
    </style:style>
    <style:style style:name="gr3" style:family="graphic" style:parent-style-name="standard">
      <style:graphic-properties draw:stroke="none" svg:stroke-color="#000000" draw:fill="none" draw:fill-color="#ffffff" draw:textarea-horizontal-align="left" draw:auto-grow-height="true" draw:auto-grow-width="true" fo:min-height="12.012cm" fo:min-width="16.969cm"/>
    </style:style>
    <style:style style:name="gr4" style:family="graphic" style:parent-style-name="standard">
      <style:graphic-properties draw:stroke="none" svg:stroke-color="#000000" draw:fill="none" draw:fill-color="#ffffff" draw:textarea-horizontal-align="left" draw:auto-grow-height="true" draw:auto-grow-width="true" fo:min-height="14.18cm" fo:min-width="17.435cm"/>
    </style:style>
    <style:style style:name="gr5" style:family="graphic" style:parent-style-name="standard">
      <style:graphic-properties draw:stroke="none" svg:stroke-color="#000000" draw:fill="none" draw:fill-color="#ffffff" draw:textarea-horizontal-align="left" draw:auto-grow-height="true" draw:auto-grow-width="true" fo:min-height="19.974cm" fo:min-width="17.267cm"/>
    </style:style>
    <style:style style:name="gr6" style:family="graphic" style:parent-style-name="standard">
      <style:graphic-properties draw:stroke="none" svg:stroke-color="#000000" draw:fill="none" draw:fill-color="#ffffff" draw:textarea-horizontal-align="left" draw:auto-grow-height="true" draw:auto-grow-width="true" fo:min-height="19.974cm" fo:min-width="17.806cm"/>
    </style:style>
    <style:style style:name="gr7" style:family="graphic" style:parent-style-name="standard">
      <style:graphic-properties draw:stroke="none" svg:stroke-color="#000000" draw:fill="none" draw:fill-color="#ffffff" draw:textarea-horizontal-align="left" draw:auto-grow-height="true" draw:auto-grow-width="true" fo:min-height="19.551cm" fo:min-width="16.68cm"/>
    </style:style>
    <style:style style:name="gr8" style:family="graphic" style:parent-style-name="standard">
      <style:graphic-properties draw:stroke="none" svg:stroke-color="#000000" draw:fill="none" draw:fill-color="#ffffff" draw:textarea-horizontal-align="left" draw:auto-grow-height="true" draw:auto-grow-width="true" fo:min-height="20.178cm" fo:min-width="15.026cm"/>
    </style:style>
    <style:style style:name="P1" style:family="paragraph">
      <loext:graphic-properties draw:fill="none" draw:fill-color="#ffffff"/>
      <style:text-properties fo:font-size="16pt" style:font-size-asian="16pt" style:font-size-complex="16pt"/>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18.103cm" svg:height="22.528cm" svg:x="1.6cm" svg:y="1.4cm">
          <draw:text-box>
            <text:p><text:span text:style-name="T1">暦ドリル</text:span></text:p>
            <text:p><text:span text:style-name="T1"/></text:p>
            <text:p><text:span text:style-name="T1"/></text:p>
            <text:p><text:span text:style-name="T1">　　　　年　　　月　　　日　　　　　名前</text:span></text:p>
            <text:p><text:span text:style-name="T1"/></text:p>
            <text:p><text:span text:style-name="T1"/></text:p>
            <text:p><text:span text:style-name="T1">1.</text:span><text:span text:style-name="T1">今日は日曜日だったとすると、</text:span><text:span text:style-name="T1">1</text:span><text:span text:style-name="T1">ヶ月後の同じ日は何曜日ですか。</text:span></text:p>
            <text:p><text:span text:style-name="T1">今月は</text:span><text:span text:style-name="T1">30</text:span><text:span text:style-name="T1">日まであるとします。</text:span></text:p>
            <text:p><text:span text:style-name="T1"/></text:p>
            <text:p><text:span text:style-name="T1"/></text:p>
            <text:p><text:span text:style-name="T1"/></text:p>
            <text:p><text:span text:style-name="T1"/></text:p>
            <text:p><text:span text:style-name="T1"/></text:p>
            <text:p><text:span text:style-name="T1"/></text:p>
            <text:p><text:span text:style-name="T1">2.</text:span><text:span text:style-name="T1">今日は日曜日だったとすると、</text:span><text:span text:style-name="T1">1</text:span><text:span text:style-name="T1">年後の同じ日は何曜日ですか。</text:span></text:p>
            <text:p><text:span text:style-name="T1">今年と来年はうるう年ではないとします。</text:span></text:p>
            <text:p><text:span text:style-name="T1"/></text:p>
            <text:p><text:span text:style-name="T1"/></text:p>
            <text:p><text:span text:style-name="T1"/></text:p>
            <text:p><text:span text:style-name="T1"/></text:p>
            <text:p><text:span text:style-name="T1"/></text:p>
            <text:p><text:span text:style-name="T1"/></text:p>
            <text:p><text:span text:style-name="T1">3.</text:span><text:span text:style-name="T1">今年の</text:span><text:span text:style-name="T1">3</text:span><text:span text:style-name="T1">月</text:span><text:span text:style-name="T1">3</text:span><text:span text:style-name="T1">日は日曜日だったとすると、今年の</text:span><text:span text:style-name="T1">5</text:span><text:span text:style-name="T1">月</text:span><text:span text:style-name="T1">5</text:span><text:span text:style-name="T1">日は何曜日ですか。</text:span></text:p>
            <text:p><text:span text:style-name="T1"/></text:p>
            <text:p><text:span text:style-name="T1"/></text:p>
            <text:p><text:span text:style-name="T1"/></text:p>
            <text:p><text:span text:style-name="T1"/></text:p>
            <text:p><text:span text:style-name="T1"/></text:p>
            <text:p><text:span text:style-name="T1"/></text:p>
            <text:p><text:span text:style-name="T1">4.</text:span><text:span text:style-name="T1">今年の</text:span><text:span text:style-name="T1">5</text:span><text:span text:style-name="T1">月</text:span><text:span text:style-name="T1">5</text:span><text:span text:style-name="T1">日は日曜日だったとすると、今年の</text:span><text:span text:style-name="T1">7</text:span><text:span text:style-name="T1">月</text:span><text:span text:style-name="T1">7</text:span><text:span text:style-name="T1">日は何曜日ですか。</text:span></text:p>
            <text:p><text:span text:style-name="T1"/></text:p>
            <text:p><text:span text:style-name="T1"/></text:p>
            <text:p><text:span text:style-name="T1"/></text:p>
            <text:p><text:span text:style-name="T1"/></text:p>
            <text:p><text:span text:style-name="T1"/></text:p>
            <text:p><text:span text:style-name="T1"/></text:p>
            <text:p><text:span text:style-name="T1">5.</text:span><text:span text:style-name="T1">今月の</text:span><text:span text:style-name="T1">1</text:span><text:span text:style-name="T1">日が日曜日だったとすると、今月は日曜日は何日ありますか。</text:span></text:p>
            <text:p><text:span text:style-name="T1">今月は</text:span><text:span text:style-name="T1">2</text:span><text:span text:style-name="T1">月ではないとします。</text:span></text:p>
            <text:p><text:span text:style-name="T1"/></text:p>
          </draw:text-box>
        </draw:frame>
      </draw:page>
      <draw:page draw:name="page2" draw:style-name="dp1" draw:master-page-name="標準">
        <draw:frame draw:style-name="gr2" draw:text-style-name="P1" draw:layer="layout" svg:width="18.604cm" svg:height="22.951cm" svg:x="1.096cm" svg:y="1.449cm">
          <draw:text-box>
            <text:p><text:span text:style-name="T1">文章ドリル</text:span></text:p>
            <text:p><text:span text:style-name="T1"/></text:p>
            <text:p><text:span text:style-name="T1"/></text:p>
            <text:p><text:span text:style-name="T1">　　　　年　　　月　　　日　　　　　名前</text:span></text:p>
            <text:p><text:span text:style-name="T1"/></text:p>
            <text:p><text:span text:style-name="T1"/></text:p>
            <text:p><text:span text:style-name="T1">1.</text:span><text:span text:style-name="T1">曲がり路は必ず直角の迷路があります。</text:span></text:p>
            <text:p><text:span text:style-name="T1">入口から北に進みました。出口では東に進んで出ました。</text:span></text:p>
            <text:p><text:span text:style-name="T1">右に曲がった回数から左に曲がった回数を引くといくつになりますか。</text:span></text:p>
            <text:p><text:span text:style-name="T1"/></text:p>
            <text:p><text:span text:style-name="T1">ただし、迷路の進み方は前に進む、右に曲がる、左に曲がるしかできません。</text:span></text:p>
            <text:p><text:span text:style-name="T1">また、迷路は平たくて、同じところを</text:span><text:span text:style-name="T1">2</text:span><text:span text:style-name="T1">回通ることはできません。出口は迷路の</text:span></text:p>
            <text:p><text:span text:style-name="T1">中にはありません。</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2.</text:span><text:span text:style-name="T1">魔物の体力は</text:span><text:span text:style-name="T1">1000</text:span><text:span text:style-name="T1">あります。</text:span><text:span text:style-name="T1">0</text:span><text:span text:style-name="T1">になると倒すことができます。</text:span></text:p>
            <text:p><text:span text:style-name="T1">魔法を</text:span><text:span text:style-name="T1">1</text:span><text:span text:style-name="T1">度使うと</text:span><text:span text:style-name="T1">120</text:span><text:span text:style-name="T1">のダメージを与えられます。魔法何回で倒せますか。</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３．ＡさんとＢさんとＣさんとＤさんがいます。</text:span></text:p>
            <text:p><text:span text:style-name="T1">Ｂさんはじゃんけんでグーしか出しません。</text:span></text:p>
            <text:p><text:span text:style-name="T1">Ｃさんはじゃんけんでチョキしか出しません。</text:span></text:p>
            <text:p><text:span text:style-name="T1">Ｄさんはじゃんけんでパーしか出しません。</text:span></text:p>
            <text:p><text:span text:style-name="T1">Ａさん、Ｂさんでじゃんけんをします。ＣさんとＤさんでじゃんけんをします。</text:span></text:p>
            <text:p><text:span text:style-name="T1">買ったほうどうしでじゃんけんをして優勝を決めます。</text:span></text:p>
            <text:p><text:span text:style-name="T1">Ａさんが優勝するにはＡさんは最初と</text:span><text:span text:style-name="T1">2</text:span><text:span text:style-name="T1">回目は何を出せばいいですか。</text:span></text:p>
            <text:p><text:span text:style-name="T1"/></text:p>
          </draw:text-box>
        </draw:frame>
      </draw:page>
      <draw:page draw:name="page3" draw:style-name="dp1" draw:master-page-name="標準">
        <draw:frame draw:style-name="gr3" draw:text-style-name="P1" draw:layer="layout" svg:width="17.469cm" svg:height="12.262cm" svg:x="1.096cm" svg:y="1.449cm">
          <draw:text-box>
            <text:p><text:span text:style-name="T1">回転ドリル</text:span></text:p>
            <text:p><text:span text:style-name="T1"/></text:p>
            <text:p><text:span text:style-name="T1"/></text:p>
            <text:p><text:span text:style-name="T1">　　　　年　　　月　　　日　　　　　名前</text:span></text:p>
            <text:p><text:span text:style-name="T1"/></text:p>
            <text:p><text:span text:style-name="T1"/></text:p>
            <text:p><text:span text:style-name="T1">1.</text:span><text:span text:style-name="T1">北に向いています。１０秒ごとに右に４５度回ります。</text:span></text:p>
            <text:p><text:span text:style-name="T1">40</text:span><text:span text:style-name="T1">秒後にはどの方向に向いていますか</text:span></text:p>
            <text:p><text:span text:style-name="T1"/></text:p>
            <text:p><text:span text:style-name="T1"/></text:p>
            <text:p><text:span text:style-name="T1"/></text:p>
            <text:p><text:span text:style-name="T1"/></text:p>
            <text:p><text:span text:style-name="T1"/></text:p>
            <text:p><text:span text:style-name="T1">2.</text:span><text:span text:style-name="T1">　　</text:span><text:span text:style-name="T1">3</text:span><text:span text:style-name="T1">分後にはどの方向に向いていますか。また、何周回りましたか。</text:span></text:p>
            <text:p><text:span text:style-name="T1"/></text:p>
            <text:p><text:span text:style-name="T1"/></text:p>
            <text:p><text:span text:style-name="T1"/></text:p>
            <text:p><text:span text:style-name="T1"/></text:p>
            <text:p><text:span text:style-name="T1"/></text:p>
            <text:p><text:span text:style-name="T1"/></text:p>
            <text:p><text:span text:style-name="T1">3. <text:s/>1</text:span><text:span text:style-name="T1">時間後にはどの方向に向いていますか。　また、何周回りましたか。</text:span></text:p>
          </draw:text-box>
        </draw:frame>
      </draw:page>
      <draw:page draw:name="page4" draw:style-name="dp1" draw:master-page-name="標準">
        <draw:frame draw:style-name="gr4" draw:text-style-name="P1" draw:layer="layout" svg:width="17.935cm" svg:height="14.43cm" svg:x="1.096cm" svg:y="1.449cm">
          <draw:text-box>
            <text:p><text:span text:style-name="T1">時計ドリル</text:span></text:p>
            <text:p><text:span text:style-name="T1"/></text:p>
            <text:p><text:span text:style-name="T1"/></text:p>
            <text:p><text:span text:style-name="T1">　　　　年　　　月　　　日　　　　　名前</text:span></text:p>
            <text:p><text:span text:style-name="T1"/></text:p>
            <text:p><text:span text:style-name="T1"/></text:p>
            <text:p><text:span text:style-name="T1">1.</text:span><text:span text:style-name="T1">時計の秒針は１日に何回転しますか</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2.</text:span><text:span text:style-name="T1">時計の秒針は１日に何度長針とぴったり合わさりますか。ただし、最初は</text:span></text:p>
            <text:p><text:span text:style-name="T1">秒針と長針がぴったり合っているとします。最初にぴったりあっているのは</text:span></text:p>
            <text:p><text:span text:style-name="T1">回数に含まれません。</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3. </text:span><text:span text:style-name="T1">長針と短針が両方ともぴったり真下にくるときはありますか</text:span></text:p>
          </draw:text-box>
        </draw:frame>
      </draw:page>
      <draw:page draw:name="page5" draw:style-name="dp1" draw:master-page-name="標準">
        <draw:frame draw:style-name="gr5" draw:text-style-name="P1" draw:layer="layout" svg:width="17.767cm" svg:height="20.224cm" svg:x="1.096cm" svg:y="1.449cm">
          <draw:text-box>
            <text:p><text:span text:style-name="T1">単位のドリル</text:span></text:p>
            <text:p><text:span text:style-name="T1"/></text:p>
            <text:p><text:span text:style-name="T1"/></text:p>
            <text:p><text:span text:style-name="T1">　　　　年　　　月　　　日　　　　　名前</text:span></text:p>
            <text:p><text:span text:style-name="T1"/></text:p>
            <text:p><text:span text:style-name="T1"/></text:p>
            <text:p><text:span text:style-name="T1">1.</text:span></text:p>
            <text:p><text:span text:style-name="T1">1</text:span><text:span text:style-name="T1">マイルは</text:span><text:span text:style-name="T1">1609</text:span><text:span text:style-name="T1">メートルです。時速</text:span><text:span text:style-name="T1">20</text:span><text:span text:style-name="T1">マイルは時速何キロメートルですか</text:span></text:p>
            <text:p><text:span text:style-name="T1"/></text:p>
            <text:p><text:span text:style-name="T1"/></text:p>
            <text:p><text:span text:style-name="T1"/></text:p>
            <text:p><text:span text:style-name="T1"/></text:p>
            <text:p><text:span text:style-name="T1"/></text:p>
            <text:p><text:span text:style-name="T1"/></text:p>
            <text:p><text:span text:style-name="T1">2.</text:span><text:span text:style-name="T1">　カシ温度は水の融点を</text:span><text:span text:style-name="T1">32</text:span><text:span text:style-name="T1">度（</text:span><text:span text:style-name="T1">32 °F</text:span><text:span text:style-name="T1">）、沸点を</text:span><text:span text:style-name="T1">212</text:span><text:span text:style-name="T1">度（</text:span><text:span text:style-name="T1">212 °F</text:span><text:span text:style-name="T1">）とする。　</text:span></text:p>
            <text:p><text:span text:style-name="T1">セッシ温度で３７度はカシ温度で何度ですか</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3. </text:span><text:span text:style-name="T1">１インチは</text:span><text:span text:style-name="T1">25.4mm</text:span><text:span text:style-name="T1">です。３インチは何ミリですか</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4. </text:span><text:span text:style-name="T1">１ポンドは</text:span><text:span text:style-name="T1">454</text:span><text:span text:style-name="T1">グラムです。</text:span><text:span text:style-name="T1">16</text:span><text:span text:style-name="T1">オンスで</text:span><text:span text:style-name="T1">1</text:span><text:span text:style-name="T1">ポンドです。</text:span></text:p>
            <text:p><text:span text:style-name="T1">12</text:span><text:span text:style-name="T1">オンスのステーキは何グラムですか</text:span></text:p>
            <text:p><text:span text:style-name="T1"/></text:p>
          </draw:text-box>
        </draw:frame>
      </draw:page>
      <draw:page draw:name="page6" draw:style-name="dp1" draw:master-page-name="標準">
        <draw:frame draw:style-name="gr6" draw:text-style-name="P1" draw:layer="layout" svg:width="18.306cm" svg:height="20.224cm" svg:x="1.096cm" svg:y="1.449cm">
          <draw:text-box>
            <text:p><text:span text:style-name="T1">文章のドリル</text:span></text:p>
            <text:p><text:span text:style-name="T1"/></text:p>
            <text:p><text:span text:style-name="T1"/></text:p>
            <text:p><text:span text:style-name="T1">　　　　年　　　月　　　日　　　　　名前</text:span></text:p>
            <text:p><text:span text:style-name="T1"/></text:p>
            <text:p><text:span text:style-name="T1"/></text:p>
            <text:p><text:span text:style-name="T1">1 </text:span></text:p>
            <text:p><text:span text:style-name="T1">地球の</text:span><text:span text:style-name="T1">1</text:span><text:span text:style-name="T1">周は４万</text:span><text:span text:style-name="T1">km</text:span><text:span text:style-name="T1">です。緯度</text:span><text:span text:style-name="T1">1</text:span><text:span text:style-name="T1">度が１海里です。</text:span><text:span text:style-name="T1">1</text:span><text:span text:style-name="T1">海里は何メートルですか</text:span></text:p>
            <text:p><text:span text:style-name="T1"/></text:p>
            <text:p><text:span text:style-name="T1"/></text:p>
            <text:p><text:span text:style-name="T1"/></text:p>
            <text:p><text:span text:style-name="T1"/></text:p>
            <text:p><text:span text:style-name="T1">2.</text:span></text:p>
            <text:p><text:span text:style-name="T1">下の計算を間違えました。正解にするにはどこを直せばいいですか</text:span></text:p>
            <text:p><text:span text:style-name="T1">ただし、直すのは１文字だけです。どの数字を直してもいいですが、</text:span></text:p>
            <text:p><text:span text:style-name="T1">消したり足したりはできません。また、記号は直せません。</text:span></text:p>
            <text:p><text:span text:style-name="T1"/></text:p>
            <text:p><text:span text:style-name="T1"/></text:p>
            <text:p><text:span text:style-name="T1">123 + 123 × 2 – 123 × 2 = 0 </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3.</text:span></text:p>
            <text:p><text:span text:style-name="T1">下の計算を間違えました。正解にするにはどこを直せばいいですか</text:span></text:p>
            <text:p><text:span text:style-name="T1">ただし、直すのは１文字だけです。記号は直せますが数字は直せません。</text:span></text:p>
            <text:p><text:span text:style-name="T1"/></text:p>
            <text:p><text:span text:style-name="T1"/></text:p>
            <text:p><text:span text:style-name="T1">123 + 123 × 2 – 123 × 2 = 0 </text:span></text:p>
            <text:p><text:span text:style-name="T1"/></text:p>
            <text:p><text:span text:style-name="T1"/></text:p>
            <text:p><text:span text:style-name="T1"/></text:p>
          </draw:text-box>
        </draw:frame>
      </draw:page>
      <draw:page draw:name="page7" draw:style-name="dp1" draw:master-page-name="標準">
        <draw:frame draw:style-name="gr7" draw:text-style-name="P1" draw:layer="layout" svg:width="17.18cm" svg:height="19.801cm" svg:x="1.096cm" svg:y="1.449cm">
          <draw:text-box>
            <text:p><text:span text:style-name="T1">単位のドリル</text:span></text:p>
            <text:p><text:span text:style-name="T1"/></text:p>
            <text:p><text:span text:style-name="T1"/></text:p>
            <text:p><text:span text:style-name="T1">　　　　年　　　月　　　日　　　　　名前</text:span></text:p>
            <text:p><text:span text:style-name="T1"/></text:p>
            <text:p><text:span text:style-name="T1"/></text:p>
            <text:p><text:span text:style-name="T1">1</text:span></text:p>
            <text:p><text:span text:style-name="T1">1</text:span><text:span text:style-name="T1">ダースは１２個です 。</text:span><text:span text:style-name="T1">1</text:span><text:span text:style-name="T1">グロスは１２ダースです。</text:span><text:span text:style-name="T1">1</text:span><text:span text:style-name="T1">グロスは何個ですか</text:span></text:p>
            <text:p><text:span text:style-name="T1"><text:s/></text:span></text:p>
            <text:p><text:span text:style-name="T1"/></text:p>
            <text:p><text:span text:style-name="T1"/></text:p>
            <text:p><text:span text:style-name="T1"/></text:p>
            <text:p><text:span text:style-name="T1"/></text:p>
            <text:p><text:span text:style-name="T1"/></text:p>
            <text:p><text:span text:style-name="T1"/></text:p>
            <text:p><text:span text:style-name="T1">2.</text:span><text:span text:style-name="T1">　１年は何時間ですか</text:span></text:p>
            <text:p><text:span text:style-name="T1">1</text:span><text:span text:style-name="T1">年は</text:span><text:span text:style-name="T1">365</text:span><text:span text:style-name="T1">日として考えます。</text:span></text:p>
            <text:p><text:span text:style-name="T1"/></text:p>
            <text:p><text:span text:style-name="T1"/></text:p>
            <text:p><text:span text:style-name="T1"/></text:p>
            <text:p><text:span text:style-name="T1"/></text:p>
            <text:p><text:span text:style-name="T1"/></text:p>
            <text:p><text:span text:style-name="T1"/></text:p>
            <text:p><text:span text:style-name="T1">3.</text:span></text:p>
            <text:p><text:span text:style-name="T1">1</text:span><text:span text:style-name="T1">日は何分ですか</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4.</text:span></text:p>
            <text:p><text:span text:style-name="T1">1</text:span><text:span text:style-name="T1">日は何秒ですか</text:span></text:p>
          </draw:text-box>
        </draw:frame>
      </draw:page>
      <draw:page draw:name="page8" draw:style-name="dp1" draw:master-page-name="標準">
        <draw:frame draw:style-name="gr8" draw:text-style-name="P1" draw:layer="layout" svg:width="15.526cm" svg:height="20.428cm" svg:x="1.096cm" svg:y="1.449cm">
          <draw:text-box>
            <text:p><text:span text:style-name="T1">対数のドリル</text:span></text:p>
            <text:p><text:span text:style-name="T1"/></text:p>
            <text:p><text:span text:style-name="T1"/></text:p>
            <text:p><text:span text:style-name="T1">　　　　年　　　月　　　日　　　　　名前</text:span></text:p>
            <text:p><text:span text:style-name="T1"/></text:p>
            <text:p><text:span text:style-name="T1"/></text:p>
            <text:p><text:span text:style-name="T1">1</text:span><text:span text:style-name="T1">紙の厚さは</text:span><text:span text:style-name="T1">0.1mm</text:span><text:span text:style-name="T1">とします。</text:span></text:p>
            <text:p><text:span text:style-name="T1">紙を</text:span><text:span text:style-name="T1">10</text:span><text:span text:style-name="T1">回折るとどれだけの厚みになりますか。</text:span></text:p>
            <text:p><text:span text:style-name="T1">20</text:span><text:span text:style-name="T1">回折るとどうですか。</text:span></text:p>
            <text:p><text:span text:style-name="T1"/></text:p>
            <text:p><text:span text:style-name="T1"/></text:p>
            <text:p><text:span text:style-name="T1"/></text:p>
            <text:p><text:span text:style-name="T1"/></text:p>
            <text:p><text:span text:style-name="T1"/></text:p>
            <text:p><text:span text:style-name="T1"/></text:p>
            <text:p><text:span text:style-name="T1">2.</text:span></text:p>
            <text:p><text:span text:style-name="T1">つぶのお米から</text:span><text:span text:style-name="T1">400</text:span><text:span text:style-name="T1">つぶのお米ができます。その全部を使って、</text:span></text:p>
            <text:p><text:span text:style-name="T1">次の年のお米を作るとすると次の年は何つぶになるでしょうか。</text:span></text:p>
            <text:p><text:span text:style-name="T1">3</text:span><text:span text:style-name="T1">年目は何つぶになるでしょうか。</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3 </text:span></text:p>
            <text:p><text:span text:style-name="T1">お茶碗１ぱいに</text:span><text:span text:style-name="T1">3000</text:span><text:span text:style-name="T1">粒のお米を使うとすると、</text:span></text:p>
            <text:p><text:span text:style-name="T1">3</text:span><text:span text:style-name="T1">年目は何はい分になるでしょうか。</text:span></text:p>
            <text:p><text:span text:style-name="T1"/></text:p>
            <text:p><text:span text:style-name="T1"/></text:p>
            <text:p><text:span text:style-name="T1"/></text:p>
            <text:p><text:span text:style-name="T1"/></text:p>
            <text:p><text:span text:style-name="T1"/></text:p>
            <text:p><text:span text:style-name="T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Tahoma" svg:font-family="Tahoma" style:font-family-generic="system" style:font-pitch="variable"/>
    <style:font-face style:name="ＭＳ 明朝" svg:font-family="'ＭＳ 明朝'"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7T10:21:09.627000000</meta:creation-date>
    <meta:editing-duration>P6DT4H24M3S</meta:editing-duration>
    <meta:editing-cycles>2</meta:editing-cycles>
    <meta:generator>LibreOffice/5.3.0.3$Windows_x86 LibreOffice_project/7074905676c47b82bbcfbea1aeefc84afe1c50e1</meta:generator>
    <dc:date>2017-11-07T10:21:50.690000000</dc:date>
    <meta:document-statistic meta:object-count="8"/>
  </office:meta>
</office:document-meta>
</file>